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华文黑体 - Kelvin" svg:font-family="'华文黑体 - Kelvi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a902d" officeooo:paragraph-rsid="001a902d"/>
    </style:style>
    <style:style style:name="P2" style:family="paragraph" style:parent-style-name="Text_20_body">
      <style:text-properties officeooo:rsid="001a902d" officeooo:paragraph-rsid="001aff3a"/>
    </style:style>
    <style:style style:name="P3" style:family="paragraph" style:parent-style-name="Preformatted_20_Text">
      <style:text-properties officeooo:rsid="001a902d" officeooo:paragraph-rsid="001a902d"/>
    </style:style>
    <style:style style:name="P4" style:family="paragraph" style:parent-style-name="Preformatted_20_Text">
      <style:text-properties fo:color="#c0c0c0" officeooo:rsid="001a902d" officeooo:paragraph-rsid="001a902d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officeooo:rsid="002342f5" officeooo:paragraph-rsid="002342f5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Standard" style:list-style-name="L1">
      <style:text-properties officeooo:rsid="001a902d" officeooo:paragraph-rsid="001a902d"/>
    </style:style>
    <style:style style:name="P12" style:family="paragraph" style:parent-style-name="Standard" style:list-style-name="L1">
      <style:text-properties officeooo:rsid="001a902d" officeooo:paragraph-rsid="001aff3a"/>
    </style:style>
    <style:style style:name="P13" style:family="paragraph" style:parent-style-name="Text_20_body" style:list-style-name="L1">
      <style:text-properties officeooo:rsid="001a902d" officeooo:paragraph-rsid="001aff3a"/>
    </style:style>
    <style:style style:name="P14" style:family="paragraph" style:parent-style-name="Preformatted_20_Text" style:list-style-name="L1">
      <style:text-properties officeooo:paragraph-rsid="001deb6c"/>
    </style:style>
    <style:style style:name="P15" style:family="paragraph" style:parent-style-name="Preformatted_20_Text" style:list-style-name="L1">
      <style:text-properties officeooo:rsid="001a902d" officeooo:paragraph-rsid="001d1d97"/>
    </style:style>
    <style:style style:name="P16" style:family="paragraph" style:parent-style-name="Preformatted_20_Text" style:list-style-name="L1">
      <style:text-properties officeooo:rsid="002054b8" officeooo:paragraph-rsid="0021ed69"/>
    </style:style>
    <style:style style:name="P17" style:family="paragraph" style:parent-style-name="Preformatted_20_Text" style:list-style-name="L1">
      <style:text-properties officeooo:rsid="002054b8" officeooo:paragraph-rsid="002054b8"/>
    </style:style>
    <style:style style:name="P18" style:family="paragraph" style:parent-style-name="Preformatted_20_Text" style:list-style-name="L1">
      <style:text-properties officeooo:rsid="001f57f5" officeooo:paragraph-rsid="00275d61"/>
    </style:style>
    <style:style style:name="P19" style:family="paragraph" style:parent-style-name="Preformatted_20_Text" style:list-style-name="L1">
      <style:text-properties officeooo:rsid="0024b515" officeooo:paragraph-rsid="0024b515"/>
    </style:style>
    <style:style style:name="T1" style:family="text">
      <style:text-properties fo:color="#000000"/>
    </style:style>
    <style:style style:name="T2" style:family="text">
      <style:text-properties fo:color="#000000" fo:font-weight="bold" fo:background-color="#ffff66" loext:char-shading-value="0"/>
    </style:style>
    <style:style style:name="T3" style:family="text">
      <style:text-properties fo:color="#000000" fo:background-color="#a0ffff" loext:char-shading-value="0" style:font-weight-asian="bold"/>
    </style:style>
    <style:style style:name="T4" style:family="text">
      <style:text-properties fo:color="#000000" fo:font-style="italic"/>
    </style:style>
    <style:style style:name="T5" style:family="text">
      <style:text-properties fo:color="#ffffff" fo:background-color="#00aa00" loext:char-shading-value="0" style:font-weight-asian="bold"/>
    </style:style>
    <style:style style:name="T6" style:family="text">
      <style:text-properties fo:color="#ffffff" fo:font-weight="bold" fo:background-color="#990099" loext:char-shading-value="0"/>
    </style:style>
    <style:style style:name="T7" style:family="text">
      <style:text-properties officeooo:rsid="001a902d"/>
    </style:style>
    <style:style style:name="T8" style:family="text">
      <style:text-properties fo:color="#c0c0c0"/>
    </style:style>
    <style:style style:name="T9" style:family="text">
      <style:text-properties fo:color="#808000"/>
    </style:style>
    <style:style style:name="T10" style:family="text">
      <style:text-properties fo:color="#800080"/>
    </style:style>
    <style:style style:name="T11" style:family="text">
      <style:text-properties fo:color="#000080"/>
    </style:style>
    <style:style style:name="T12" style:family="text">
      <style:text-properties fo:color="#00800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48869137077860547" text:style-name="L1">
        <text:list-item>
          <text:p text:style-name="P11">g++ *.cpp *.h -std=c++11 -pthread</text:p>
        </text:list-item>
        <text:list-item>
          <text:p text:style-name="P12">pro中添一句：QMAKE_CXXFLAGS += -std=c++0x -USTRICT_ANSI </text:p>
        </text:list-item>
        <text:list-item>
          <text:p text:style-name="P13"><text:span text:style-name="T2">C++</text:span>中, 经常会使用, 某些类型的<text:span text:style-name="T5">最大值</text:span>, 如int的最大整数(INT_MAX), C的函数中, 包含了这些<text:span text:style-name="T3">宏</text:span>定义.</text:p>
        </text:list-item>
      </text:list>
      <text:p text:style-name="P2"><text:tab/><text:tab/>头文件: #include &lt;climits&gt;</text:p>
      <text:p text:style-name="P1"/>
      <text:p text:style-name="P3"><text:span text:style-name="T8"><text:s text:c="4"/></text:span><text:span text:style-name="T9">try</text:span></text:p>
      <text:p text:style-name="P8"><text:span text:style-name="T8"><text:s text:c="4"/></text:span><text:span text:style-name="T1">{</text:span></text:p>
      <text:p text:style-name="P9"/>
      <text:p text:style-name="P8"><text:span text:style-name="T8"><text:s text:c="4"/></text:span><text:span text:style-name="T1">}</text:span></text:p>
      <text:p text:style-name="P8"><text:span text:style-name="T8"><text:s text:c="4"/></text:span><text:span text:style-name="T9">catch</text:span><text:span text:style-name="T8"> </text:span><text:span text:style-name="T1">(</text:span><text:span text:style-name="T10">std</text:span><text:span text:style-name="T1">::</text:span><text:span text:style-name="T10">logic_error</text:span><text:span text:style-name="T8"> </text:span><text:span text:style-name="T1">&amp;e)</text:span></text:p>
      <text:p text:style-name="P8"><text:span text:style-name="T8"><text:s text:c="4"/></text:span><text:span text:style-name="T1">{</text:span></text:p>
      <text:p text:style-name="P5"><text:span text:style-name="T8"><text:s text:c="8"/></text:span><text:span text:style-name="T10">std</text:span><text:span text:style-name="T1">::</text:span>cerr<text:span text:style-name="T8"> </text:span><text:span text:style-name="T1">&lt;&lt;</text:span><text:span text:style-name="T8"> </text:span><text:span text:style-name="T12">"caught</text:span><text:span text:style-name="T8"> </text:span><text:span text:style-name="T12">"</text:span><text:span text:style-name="T8"> </text:span><text:span text:style-name="T1">&lt;&lt;</text:span><text:span text:style-name="T8"> </text:span><text:span text:style-name="T1">e.</text:span><text:span text:style-name="T4">what</text:span><text:span text:style-name="T1">()</text:span><text:span text:style-name="T8"> </text:span><text:span text:style-name="T1">&lt;&lt;</text:span><text:span text:style-name="T8"> </text:span><text:span text:style-name="T10">std</text:span><text:span text:style-name="T1">::</text:span>endl<text:span text:style-name="T1">;</text:span></text:p>
      <text:p text:style-name="P8"><text:span text:style-name="T8"><text:s text:c="4"/></text:span><text:span text:style-name="T1">};</text:span></text:p>
      <text:p text:style-name="P9"/>
      <text:p text:style-name="P4"><text:s text:c="4"/></text:p>
      <text:list xml:id="list102557084951735" text:continue-numbering="true" text:style-name="L1">
        <text:list-item>
          <text:p text:style-name="P15"><text:span text:style-name="T10">std</text:span><text:span text:style-name="T1">::</text:span><text:span text:style-name="T10">this_thread</text:span><text:span text:style-name="T1">::sleep_for(</text:span><text:span text:style-name="T10">std</text:span><text:span text:style-name="T1">::</text:span><text:span text:style-name="T10">chrono</text:span><text:span text:style-name="T1">::</text:span><text:span text:style-name="T10">seconds</text:span><text:span text:style-name="T1">(</text:span><text:span text:style-name="T11">100</text:span><text:span text:style-name="T1">));</text:span></text:p>
        </text:list-item>
        <text:list-item>
          <text:p text:style-name="P14"><text:span text:style-name="T7"><text:s/></text:span><text:span text:style-name="T10">std</text:span><text:span text:style-name="T1">::forward </text:span><text:span text:style-name="T12">&lt;utility&gt;</text:span></text:p>
        </text:list-item>
        <text:list-item>
          <text:p text:style-name="P16">二维数组的初始化与析构 </text:p>
          <text:p text:style-name="P16">初始化： </text:p>
          <text:p text:style-name="P17">int ** p; </text:p>
          <text:p text:style-name="P17">p <text:s/>= <text:s/>new int*[m];</text:p>
          <text:p text:style-name="P17">for(int i=0; i&lt;m;i++) { </text:p>
          <text:p text:style-name="P17"><text:s text:c="3"/>p[i] = new int[n]; } <text:s text:c="3"/></text:p>
          <text:p text:style-name="P17">析构： </text:p>
          <text:p text:style-name="P17">for(int i=0; i&lt;m;i++) {</text:p>
          <text:p text:style-name="P17"><text:s text:c="3"/>delete [] p[i]; } </text:p>
          <text:p text:style-name="P17">delete [] p; </text:p>
        </text:list-item>
        <text:list-item>
          <text:p text:style-name="P18"><text:span text:style-name="T8"><text:s/></text:span><text:span text:style-name="T9">int</text:span><text:span text:style-name="T8"> </text:span><text:span text:style-name="T1">*i</text:span><text:span text:style-name="T8"> </text:span><text:span text:style-name="T1">=</text:span><text:span text:style-name="T8"> </text:span><text:span text:style-name="T9">new</text:span><text:span text:style-name="T8"> </text:span><text:span text:style-name="T9">int</text:span><text:span text:style-name="T1">{</text:span><text:span text:style-name="T11">11</text:span><text:span text:style-name="T1">};</text:span></text:p>
        </text:list-item>
      </text:list>
      <text:p text:style-name="P8"><text:span text:style-name="T8"><text:s text:c="3"/><text:tab/><text:tab/></text:span><text:span text:style-name="T10">std</text:span><text:span text:style-name="T1">::</text:span>cout<text:span text:style-name="T8"> </text:span><text:span text:style-name="T1">&lt;&lt;</text:span><text:span text:style-name="T8"> </text:span><text:span text:style-name="T1">(</text:span><text:span text:style-name="T9">unsigned</text:span><text:span text:style-name="T8"> </text:span><text:span text:style-name="T9">long</text:span><text:span text:style-name="T1">)</text:span><text:span text:style-name="T8"> </text:span><text:span text:style-name="T1">i&lt;&lt;</text:span><text:span text:style-name="T8"> </text:span><text:span text:style-name="T12">'\t'</text:span><text:span text:style-name="T8"> </text:span><text:span text:style-name="T1">&lt;&lt;</text:span><text:span text:style-name="T8"> </text:span><text:span text:style-name="T1">*i</text:span><text:span text:style-name="T8"> </text:span><text:span text:style-name="T1">&lt;&lt;</text:span><text:span text:style-name="T8"> </text:span><text:span text:style-name="T10">std</text:span><text:span text:style-name="T1">::</text:span>endl<text:span text:style-name="T1">;</text:span></text:p>
      <text:p text:style-name="P8"><text:span text:style-name="T8"><text:s text:c="3"/><text:tab/><text:tab/></text:span><text:span text:style-name="T9">delete</text:span><text:span text:style-name="T8"> </text:span><text:span text:style-name="T1">i;</text:span></text:p>
      <text:p text:style-name="P5"><text:span text:style-name="T8"><text:s text:c="4"/><text:tab/></text:span><text:span text:style-name="T10">std</text:span><text:span text:style-name="T1">::</text:span>cout<text:span text:style-name="T8"> </text:span><text:span text:style-name="T1">&lt;&lt;</text:span><text:span text:style-name="T8"> </text:span><text:span text:style-name="T1">(</text:span><text:span text:style-name="T9">unsigned</text:span><text:span text:style-name="T8"> </text:span><text:span text:style-name="T9">long</text:span><text:span text:style-name="T1">)</text:span><text:span text:style-name="T8"> </text:span><text:span text:style-name="T1">i&lt;&lt;</text:span><text:span text:style-name="T8"> </text:span><text:span text:style-name="T12">'\t'</text:span><text:span text:style-name="T8"> </text:span><text:span text:style-name="T1">&lt;&lt;</text:span><text:span text:style-name="T8"> </text:span><text:span text:style-name="T1">*i</text:span><text:span text:style-name="T8"> </text:span><text:span text:style-name="T1">&lt;&lt;</text:span><text:span text:style-name="T8"> </text:span><text:span text:style-name="T10">std</text:span><text:span text:style-name="T1">::</text:span>endl<text:span text:style-name="T1">;</text:span></text:p>
      <text:p text:style-name="P7"><text:tab/><text:tab/># 9360064 11</text:p>
      <text:p text:style-name="P7"><text:tab/><text:tab/># 9360064 0</text:p>
      <text:p text:style-name="P6"/>
      <text:list xml:id="list102556384166799" text:continue-numbering="true" text:style-name="L1">
        <text:list-item>
          <text:p text:style-name="P19"><text:a xlink:type="simple" xlink:href="smb://./doc/ref/c++%2520-%2520How%2520to%2520use%2520pthread%2520on%2520Qt%2520Creator%2520-%2520Stack%2520Overflow.pdf" text:style-name="Internet_20_link" text:visited-style-name="Visited_20_Internet_20_Link">qt中配置线程程序</text:a>：</text:p>
          <text:p text:style-name="P19"><text:span text:style-name="Source_20_Text"><text:s/>QMAKE_CXXFLAGS += -</text:span><text:span text:style-name="Source_20_Text"><text:span text:style-name="T6">std</text:span></text:span><text:span text:style-name="Source_20_Text">=c++0x -pthread </text:span></text:p>
        </text:list-item>
      </text:list>
      <text:p text:style-name="P10"><text:span text:style-name="Source_20_Text"><text:tab/><text:tab/>LIBS += -pthread</text:span></text:p>
      <text:p text:style-name="P10"><text:span text:style-name="Source_20_Text"><text:tab/><text:tab/>重建</text:span></text:p>
      <text:list xml:id="list102556671279405" text:continue-numbering="true" text:style-name="L1">
        <text:list-item>
          <text:p text:style-name="P19"/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华文黑体 - Kelvin" svg:font-family="'华文黑体 - Kelvi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 - Kelvi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 - Kelvi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 - Kelvin" style:font-family-asian="'华文黑体 - Kelvin'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华文黑体 - Kelvin" style:font-family-asian="'华文黑体 - Kelvin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华文黑体 - Kelvin" style:font-family-asian="'华文黑体 - Kelvin'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 - Kelvin" style:font-family-asian="'华文黑体 - Kelvin'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</meta:initial-creator>
    <meta:creation-date>2015-07-30T16:11:49.288763329</meta:creation-date>
    <meta:generator>LibreOffice/5.0.0.5$Linux_X86_64 LibreOffice_project/437e4abdf9e72fd0a6e6f8697a0e659bc77f9b10</meta:generator>
    <dc:date>2015-08-19T10:25:55.283367626</dc:date>
    <dc:creator>root </dc:creator>
    <meta:editing-duration>PT7H38M50S</meta:editing-duration>
    <meta:editing-cycles>12</meta:editing-cycles>
    <meta:document-statistic meta:table-count="0" meta:image-count="0" meta:object-count="0" meta:page-count="1" meta:paragraph-count="35" meta:word-count="186" meta:character-count="798" meta:non-whitespace-character-count="637"/>
  </office:meta>
</office:document-meta>
</file>